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hu" fo:country="HU" fo:font-weight="bold" officeooo:rsid="0006d0e3" officeooo:paragraph-rsid="0006d0e3" style:font-weight-asian="bold" style:font-weight-complex="bold"/>
    </style:style>
    <style:style style:name="P2" style:family="paragraph" style:parent-style-name="Standard">
      <style:text-properties fo:language="hu" fo:country="HU" fo:font-weight="bold" officeooo:rsid="00044ca6" officeooo:paragraph-rsid="00044ca6" style:font-weight-asian="bold" style:font-weight-complex="bold"/>
    </style:style>
    <style:style style:name="P3" style:family="paragraph" style:parent-style-name="Standard">
      <style:text-properties fo:language="hu" fo:country="HU" fo:font-weight="bold" officeooo:rsid="00229d64" officeooo:paragraph-rsid="00229d64" style:font-weight-asian="bold" style:font-weight-complex="bold"/>
    </style:style>
    <style:style style:name="P4" style:family="paragraph" style:parent-style-name="Standard">
      <style:text-properties fo:language="hu" fo:country="HU" fo:font-weight="bold" officeooo:rsid="0023c13d" officeooo:paragraph-rsid="0023c13d" style:font-weight-asian="bold" style:font-weight-complex="bold"/>
    </style:style>
    <style:style style:name="P5" style:family="paragraph" style:parent-style-name="Standard">
      <style:text-properties fo:language="hu" fo:country="HU" officeooo:rsid="0005deb4" officeooo:paragraph-rsid="0005deb4"/>
    </style:style>
    <style:style style:name="P6" style:family="paragraph" style:parent-style-name="Standard">
      <style:text-properties fo:language="hu" fo:country="HU" officeooo:rsid="00044ca6" officeooo:paragraph-rsid="00044ca6"/>
    </style:style>
    <style:style style:name="P7" style:family="paragraph" style:parent-style-name="Standard">
      <style:text-properties fo:language="hu" fo:country="HU" officeooo:rsid="002969b6" officeooo:paragraph-rsid="002969b6"/>
    </style:style>
    <style:style style:name="P8" style:family="paragraph" style:parent-style-name="Standard">
      <style:text-properties fo:language="hu" fo:country="HU" officeooo:rsid="002969b6" officeooo:paragraph-rsid="0076566c"/>
    </style:style>
    <style:style style:name="P9" style:family="paragraph" style:parent-style-name="Standard">
      <style:text-properties fo:language="hu" fo:country="HU" officeooo:rsid="002969b6" officeooo:paragraph-rsid="00904419"/>
    </style:style>
    <style:style style:name="P10" style:family="paragraph" style:parent-style-name="Standard">
      <style:text-properties fo:language="hu" fo:country="HU" officeooo:rsid="002969b6" officeooo:paragraph-rsid="00d624b6"/>
    </style:style>
    <style:style style:name="P11" style:family="paragraph" style:parent-style-name="Standard">
      <style:text-properties fo:language="hu" fo:country="HU" officeooo:rsid="0023c13d" officeooo:paragraph-rsid="0023c13d"/>
    </style:style>
    <style:style style:name="P12" style:family="paragraph" style:parent-style-name="Standard">
      <style:text-properties fo:language="hu" fo:country="HU" officeooo:rsid="0023c13d" officeooo:paragraph-rsid="013b43aa"/>
    </style:style>
    <style:style style:name="P13" style:family="paragraph" style:parent-style-name="Standard">
      <style:text-properties fo:language="hu" fo:country="HU" officeooo:rsid="0023c13d" officeooo:paragraph-rsid="01756455"/>
    </style:style>
    <style:style style:name="P14" style:family="paragraph" style:parent-style-name="Standard">
      <style:text-properties fo:language="hu" fo:country="HU" officeooo:rsid="00627c09" officeooo:paragraph-rsid="00627c09"/>
    </style:style>
    <style:style style:name="T1" style:family="text">
      <style:text-properties officeooo:rsid="0004ea11"/>
    </style:style>
    <style:style style:name="T2" style:family="text">
      <style:text-properties officeooo:rsid="0005a000"/>
    </style:style>
    <style:style style:name="T3" style:family="text">
      <style:text-properties officeooo:rsid="0006af9f"/>
    </style:style>
    <style:style style:name="T4" style:family="text">
      <style:text-properties officeooo:rsid="0006d0e3"/>
    </style:style>
    <style:style style:name="T5" style:family="text">
      <style:text-properties officeooo:rsid="0006d646"/>
    </style:style>
    <style:style style:name="T6" style:family="text">
      <style:text-properties officeooo:rsid="00088c65"/>
    </style:style>
    <style:style style:name="T7" style:family="text">
      <style:text-properties officeooo:rsid="00092225"/>
    </style:style>
    <style:style style:name="T8" style:family="text">
      <style:text-properties officeooo:rsid="000a11ac"/>
    </style:style>
    <style:style style:name="T9" style:family="text">
      <style:text-properties officeooo:rsid="000b8dcc"/>
    </style:style>
    <style:style style:name="T10" style:family="text">
      <style:text-properties officeooo:rsid="000bdf0d"/>
    </style:style>
    <style:style style:name="T11" style:family="text">
      <style:text-properties officeooo:rsid="000d170b"/>
    </style:style>
    <style:style style:name="T12" style:family="text">
      <style:text-properties officeooo:rsid="000fa761"/>
    </style:style>
    <style:style style:name="T13" style:family="text">
      <style:text-properties officeooo:rsid="00112272"/>
    </style:style>
    <style:style style:name="T14" style:family="text">
      <style:text-properties officeooo:rsid="0015f0c8"/>
    </style:style>
    <style:style style:name="T15" style:family="text">
      <style:text-properties officeooo:rsid="001668ed"/>
    </style:style>
    <style:style style:name="T16" style:family="text">
      <style:text-properties officeooo:rsid="0017e63e"/>
    </style:style>
    <style:style style:name="T17" style:family="text">
      <style:text-properties officeooo:rsid="00194ace"/>
    </style:style>
    <style:style style:name="T18" style:family="text">
      <style:text-properties officeooo:rsid="001a3d43"/>
    </style:style>
    <style:style style:name="T19" style:family="text">
      <style:text-properties officeooo:rsid="001c9a26"/>
    </style:style>
    <style:style style:name="T20" style:family="text">
      <style:text-properties officeooo:rsid="001ddf5c"/>
    </style:style>
    <style:style style:name="T21" style:family="text">
      <style:text-properties officeooo:rsid="001f8c01"/>
    </style:style>
    <style:style style:name="T22" style:family="text">
      <style:text-properties officeooo:rsid="00229d64"/>
    </style:style>
    <style:style style:name="T23" style:family="text">
      <style:text-properties officeooo:rsid="002abb7c"/>
    </style:style>
    <style:style style:name="T24" style:family="text">
      <style:text-properties officeooo:rsid="002c6467"/>
    </style:style>
    <style:style style:name="T25" style:family="text">
      <style:text-properties officeooo:rsid="002e6141"/>
    </style:style>
    <style:style style:name="T26" style:family="text">
      <style:text-properties officeooo:rsid="0031fb93"/>
    </style:style>
    <style:style style:name="T27" style:family="text">
      <style:text-properties officeooo:rsid="0033f880"/>
    </style:style>
    <style:style style:name="T28" style:family="text">
      <style:text-properties officeooo:rsid="003ac660"/>
    </style:style>
    <style:style style:name="T29" style:family="text">
      <style:text-properties officeooo:rsid="003ef1a6"/>
    </style:style>
    <style:style style:name="T30" style:family="text">
      <style:text-properties officeooo:rsid="0040cea8"/>
    </style:style>
    <style:style style:name="T31" style:family="text">
      <style:text-properties officeooo:rsid="0041ba4e"/>
    </style:style>
    <style:style style:name="T32" style:family="text">
      <style:text-properties officeooo:rsid="004318e2"/>
    </style:style>
    <style:style style:name="T33" style:family="text">
      <style:text-properties officeooo:rsid="0043e29c"/>
    </style:style>
    <style:style style:name="T34" style:family="text">
      <style:text-properties officeooo:rsid="004526e7"/>
    </style:style>
    <style:style style:name="T35" style:family="text">
      <style:text-properties officeooo:rsid="0047d131"/>
    </style:style>
    <style:style style:name="T36" style:family="text">
      <style:text-properties officeooo:rsid="004ace68"/>
    </style:style>
    <style:style style:name="T37" style:family="text">
      <style:text-properties officeooo:rsid="004b40bd"/>
    </style:style>
    <style:style style:name="T38" style:family="text">
      <style:text-properties officeooo:rsid="004c20ad"/>
    </style:style>
    <style:style style:name="T39" style:family="text">
      <style:text-properties officeooo:rsid="004f0977"/>
    </style:style>
    <style:style style:name="T40" style:family="text">
      <style:text-properties officeooo:rsid="005029a9"/>
    </style:style>
    <style:style style:name="T41" style:family="text">
      <style:text-properties officeooo:rsid="00529478"/>
    </style:style>
    <style:style style:name="T42" style:family="text">
      <style:text-properties officeooo:rsid="0053a948"/>
    </style:style>
    <style:style style:name="T43" style:family="text">
      <style:text-properties officeooo:rsid="00579c5e"/>
    </style:style>
    <style:style style:name="T44" style:family="text">
      <style:text-properties officeooo:rsid="00599bf1"/>
    </style:style>
    <style:style style:name="T45" style:family="text">
      <style:text-properties officeooo:rsid="005a98b7"/>
    </style:style>
    <style:style style:name="T46" style:family="text">
      <style:text-properties officeooo:rsid="005be894"/>
    </style:style>
    <style:style style:name="T47" style:family="text">
      <style:text-properties officeooo:rsid="00623056"/>
    </style:style>
    <style:style style:name="T48" style:family="text">
      <style:text-properties officeooo:rsid="00627c09"/>
    </style:style>
    <style:style style:name="T49" style:family="text">
      <style:text-properties officeooo:rsid="0062d626"/>
    </style:style>
    <style:style style:name="T50" style:family="text">
      <style:text-properties officeooo:rsid="0064118a"/>
    </style:style>
    <style:style style:name="T51" style:family="text">
      <style:text-properties officeooo:rsid="006538e5"/>
    </style:style>
    <style:style style:name="T52" style:family="text">
      <style:text-properties officeooo:rsid="00664a5d"/>
    </style:style>
    <style:style style:name="T53" style:family="text">
      <style:text-properties officeooo:rsid="006808e6"/>
    </style:style>
    <style:style style:name="T54" style:family="text">
      <style:text-properties officeooo:rsid="0069d2ae"/>
    </style:style>
    <style:style style:name="T55" style:family="text">
      <style:text-properties officeooo:rsid="006c4f54"/>
    </style:style>
    <style:style style:name="T56" style:family="text">
      <style:text-properties officeooo:rsid="006e037c"/>
    </style:style>
    <style:style style:name="T57" style:family="text">
      <style:text-properties officeooo:rsid="007151dd"/>
    </style:style>
    <style:style style:name="T58" style:family="text">
      <style:text-properties officeooo:rsid="0073bb2c"/>
    </style:style>
    <style:style style:name="T59" style:family="text">
      <style:text-properties officeooo:rsid="00757214"/>
    </style:style>
    <style:style style:name="T60" style:family="text">
      <style:text-properties officeooo:rsid="0076566c"/>
    </style:style>
    <style:style style:name="T61" style:family="text">
      <style:text-properties officeooo:rsid="00782f91"/>
    </style:style>
    <style:style style:name="T62" style:family="text">
      <style:text-properties officeooo:rsid="0078971f"/>
    </style:style>
    <style:style style:name="T63" style:family="text">
      <style:text-properties officeooo:rsid="007a43f1"/>
    </style:style>
    <style:style style:name="T64" style:family="text">
      <style:text-properties officeooo:rsid="007d1652"/>
    </style:style>
    <style:style style:name="T65" style:family="text">
      <style:text-properties officeooo:rsid="007efee8"/>
    </style:style>
    <style:style style:name="T66" style:family="text">
      <style:text-properties officeooo:rsid="00827222"/>
    </style:style>
    <style:style style:name="T67" style:family="text">
      <style:text-properties officeooo:rsid="0082ad1a"/>
    </style:style>
    <style:style style:name="T68" style:family="text">
      <style:text-properties officeooo:rsid="0084b147"/>
    </style:style>
    <style:style style:name="T69" style:family="text">
      <style:text-properties officeooo:rsid="0085e05a"/>
    </style:style>
    <style:style style:name="T70" style:family="text">
      <style:text-properties officeooo:rsid="0087dff9"/>
    </style:style>
    <style:style style:name="T71" style:family="text">
      <style:text-properties officeooo:rsid="00897a0d"/>
    </style:style>
    <style:style style:name="T72" style:family="text">
      <style:text-properties officeooo:rsid="008af24f"/>
    </style:style>
    <style:style style:name="T73" style:family="text">
      <style:text-properties officeooo:rsid="008b4077"/>
    </style:style>
    <style:style style:name="T74" style:family="text">
      <style:text-properties officeooo:rsid="008ca00f"/>
    </style:style>
    <style:style style:name="T75" style:family="text">
      <style:text-properties officeooo:rsid="008cbcb6"/>
    </style:style>
    <style:style style:name="T76" style:family="text">
      <style:text-properties officeooo:rsid="008d1a3c"/>
    </style:style>
    <style:style style:name="T77" style:family="text">
      <style:text-properties officeooo:rsid="008dffde"/>
    </style:style>
    <style:style style:name="T78" style:family="text">
      <style:text-properties officeooo:rsid="00947d81"/>
    </style:style>
    <style:style style:name="T79" style:family="text">
      <style:text-properties officeooo:rsid="00963dab"/>
    </style:style>
    <style:style style:name="T80" style:family="text">
      <style:text-properties officeooo:rsid="0097bde8"/>
    </style:style>
    <style:style style:name="T81" style:family="text">
      <style:text-properties officeooo:rsid="0099a69b"/>
    </style:style>
    <style:style style:name="T82" style:family="text">
      <style:text-properties officeooo:rsid="009f2035"/>
    </style:style>
    <style:style style:name="T83" style:family="text">
      <style:text-properties officeooo:rsid="00a3426d"/>
    </style:style>
    <style:style style:name="T84" style:family="text">
      <style:text-properties officeooo:rsid="00a354f9"/>
    </style:style>
    <style:style style:name="T85" style:family="text">
      <style:text-properties officeooo:rsid="00a3adf8"/>
    </style:style>
    <style:style style:name="T86" style:family="text">
      <style:text-properties officeooo:rsid="00a4f864"/>
    </style:style>
    <style:style style:name="T87" style:family="text">
      <style:text-properties officeooo:rsid="00a667ee"/>
    </style:style>
    <style:style style:name="T88" style:family="text">
      <style:text-properties officeooo:rsid="00a9571c"/>
    </style:style>
    <style:style style:name="T89" style:family="text">
      <style:text-properties officeooo:rsid="00aa8f07"/>
    </style:style>
    <style:style style:name="T90" style:family="text">
      <style:text-properties officeooo:rsid="00abb8ea"/>
    </style:style>
    <style:style style:name="T91" style:family="text">
      <style:text-properties officeooo:rsid="00acdffb"/>
    </style:style>
    <style:style style:name="T92" style:family="text">
      <style:text-properties officeooo:rsid="00aed514"/>
    </style:style>
    <style:style style:name="T93" style:family="text">
      <style:text-properties officeooo:rsid="00b000fb"/>
    </style:style>
    <style:style style:name="T94" style:family="text">
      <style:text-properties officeooo:rsid="00b48c28"/>
    </style:style>
    <style:style style:name="T95" style:family="text">
      <style:text-properties officeooo:rsid="00b753f8"/>
    </style:style>
    <style:style style:name="T96" style:family="text">
      <style:text-properties officeooo:rsid="00b78a42"/>
    </style:style>
    <style:style style:name="T97" style:family="text">
      <style:text-properties officeooo:rsid="00b8bd32"/>
    </style:style>
    <style:style style:name="T98" style:family="text">
      <style:text-properties officeooo:rsid="00bd4ca2"/>
    </style:style>
    <style:style style:name="T99" style:family="text">
      <style:text-properties officeooo:rsid="00cd6632"/>
    </style:style>
    <style:style style:name="T100" style:family="text">
      <style:text-properties officeooo:rsid="00d2bb55"/>
    </style:style>
    <style:style style:name="T101" style:family="text">
      <style:text-properties officeooo:rsid="00d4283d"/>
    </style:style>
    <style:style style:name="T102" style:family="text">
      <style:text-properties officeooo:rsid="00d5cb53"/>
    </style:style>
    <style:style style:name="T103" style:family="text">
      <style:text-properties officeooo:rsid="00d624b6"/>
    </style:style>
    <style:style style:name="T104" style:family="text">
      <style:text-properties officeooo:rsid="00d76213"/>
    </style:style>
    <style:style style:name="T105" style:family="text">
      <style:text-properties officeooo:rsid="00d8d786"/>
    </style:style>
    <style:style style:name="T106" style:family="text">
      <style:text-properties officeooo:rsid="00db81fc"/>
    </style:style>
    <style:style style:name="T107" style:family="text">
      <style:text-properties officeooo:rsid="00dd007a"/>
    </style:style>
    <style:style style:name="T108" style:family="text">
      <style:text-properties officeooo:rsid="00df91ce"/>
    </style:style>
    <style:style style:name="T109" style:family="text">
      <style:text-properties officeooo:rsid="00e13ce0"/>
    </style:style>
    <style:style style:name="T110" style:family="text">
      <style:text-properties officeooo:rsid="00e5592f"/>
    </style:style>
    <style:style style:name="T111" style:family="text">
      <style:text-properties officeooo:rsid="00e6282e"/>
    </style:style>
    <style:style style:name="T112" style:family="text">
      <style:text-properties officeooo:rsid="00f2a71c"/>
    </style:style>
    <style:style style:name="T113" style:family="text">
      <style:text-properties officeooo:rsid="00f3f232"/>
    </style:style>
    <style:style style:name="T114" style:family="text">
      <style:text-properties officeooo:rsid="00f5289b"/>
    </style:style>
    <style:style style:name="T115" style:family="text">
      <style:text-properties officeooo:rsid="00f5c644"/>
    </style:style>
    <style:style style:name="T116" style:family="text">
      <style:text-properties officeooo:rsid="00f79870"/>
    </style:style>
    <style:style style:name="T117" style:family="text">
      <style:text-properties officeooo:rsid="00fc1413"/>
    </style:style>
    <style:style style:name="T118" style:family="text">
      <style:text-properties officeooo:rsid="00fdbf79"/>
    </style:style>
    <style:style style:name="T119" style:family="text">
      <style:text-properties officeooo:rsid="00ffbaf3"/>
    </style:style>
    <style:style style:name="T120" style:family="text">
      <style:text-properties officeooo:rsid="01011733"/>
    </style:style>
    <style:style style:name="T121" style:family="text">
      <style:text-properties officeooo:rsid="0109bfdb"/>
    </style:style>
    <style:style style:name="T122" style:family="text">
      <style:text-properties officeooo:rsid="010b2973"/>
    </style:style>
    <style:style style:name="T123" style:family="text">
      <style:text-properties officeooo:rsid="010ec4d0"/>
    </style:style>
    <style:style style:name="T124" style:family="text">
      <style:text-properties officeooo:rsid="010f7336"/>
    </style:style>
    <style:style style:name="T125" style:family="text">
      <style:text-properties officeooo:rsid="010fbc71"/>
    </style:style>
    <style:style style:name="T126" style:family="text">
      <style:text-properties officeooo:rsid="0112d3af"/>
    </style:style>
    <style:style style:name="T127" style:family="text">
      <style:text-properties officeooo:rsid="01142887"/>
    </style:style>
    <style:style style:name="T128" style:family="text">
      <style:text-properties officeooo:rsid="01153cf5"/>
    </style:style>
    <style:style style:name="T129" style:family="text">
      <style:text-properties officeooo:rsid="0116bd4c"/>
    </style:style>
    <style:style style:name="T130" style:family="text">
      <style:text-properties officeooo:rsid="011705cc"/>
    </style:style>
    <style:style style:name="T131" style:family="text">
      <style:text-properties officeooo:rsid="0117d2d3"/>
    </style:style>
    <style:style style:name="T132" style:family="text">
      <style:text-properties officeooo:rsid="0117da58"/>
    </style:style>
    <style:style style:name="T133" style:family="text">
      <style:text-properties officeooo:rsid="0119bcd6"/>
    </style:style>
    <style:style style:name="T134" style:family="text">
      <style:text-properties officeooo:rsid="011bf01c"/>
    </style:style>
    <style:style style:name="T135" style:family="text">
      <style:text-properties officeooo:rsid="011cae22"/>
    </style:style>
    <style:style style:name="T136" style:family="text">
      <style:text-properties officeooo:rsid="011f8d4b"/>
    </style:style>
    <style:style style:name="T137" style:family="text">
      <style:text-properties officeooo:rsid="0120f01e"/>
    </style:style>
    <style:style style:name="T138" style:family="text">
      <style:text-properties officeooo:rsid="0126b8d2"/>
    </style:style>
    <style:style style:name="T139" style:family="text">
      <style:text-properties officeooo:rsid="0127c5b8"/>
    </style:style>
    <style:style style:name="T140" style:family="text">
      <style:text-properties officeooo:rsid="012cd63f"/>
    </style:style>
    <style:style style:name="T141" style:family="text">
      <style:text-properties officeooo:rsid="012f7c06"/>
    </style:style>
    <style:style style:name="T142" style:family="text">
      <style:text-properties officeooo:rsid="01330c37"/>
    </style:style>
    <style:style style:name="T143" style:family="text">
      <style:text-properties officeooo:rsid="01347309"/>
    </style:style>
    <style:style style:name="T144" style:family="text">
      <style:text-properties officeooo:rsid="013508d4"/>
    </style:style>
    <style:style style:name="T145" style:family="text">
      <style:text-properties officeooo:rsid="0137a16b"/>
    </style:style>
    <style:style style:name="T146" style:family="text">
      <style:text-properties officeooo:rsid="01391186"/>
    </style:style>
    <style:style style:name="T147" style:family="text">
      <style:text-properties officeooo:rsid="013b43aa"/>
    </style:style>
    <style:style style:name="T148" style:family="text">
      <style:text-properties officeooo:rsid="013cf047"/>
    </style:style>
    <style:style style:name="T149" style:family="text">
      <style:text-properties officeooo:rsid="013e0053"/>
    </style:style>
    <style:style style:name="T150" style:family="text">
      <style:text-properties officeooo:rsid="013e68d8"/>
    </style:style>
    <style:style style:name="T151" style:family="text">
      <style:text-properties officeooo:rsid="013f6ac1"/>
    </style:style>
    <style:style style:name="T152" style:family="text">
      <style:text-properties officeooo:rsid="01411f9a"/>
    </style:style>
    <style:style style:name="T153" style:family="text">
      <style:text-properties officeooo:rsid="01429c83"/>
    </style:style>
    <style:style style:name="T154" style:family="text">
      <style:text-properties officeooo:rsid="014a9921"/>
    </style:style>
    <style:style style:name="T155" style:family="text">
      <style:text-properties officeooo:rsid="014e0f26"/>
    </style:style>
    <style:style style:name="T156" style:family="text">
      <style:text-properties officeooo:rsid="01510114"/>
    </style:style>
    <style:style style:name="T157" style:family="text">
      <style:text-properties officeooo:rsid="0152c267"/>
    </style:style>
    <style:style style:name="T158" style:family="text">
      <style:text-properties officeooo:rsid="01544aa9"/>
    </style:style>
    <style:style style:name="T159" style:family="text">
      <style:text-properties officeooo:rsid="01546a67"/>
    </style:style>
    <style:style style:name="T160" style:family="text">
      <style:text-properties officeooo:rsid="0154cafd"/>
    </style:style>
    <style:style style:name="T161" style:family="text">
      <style:text-properties officeooo:rsid="0154fdae"/>
    </style:style>
    <style:style style:name="T162" style:family="text">
      <style:text-properties officeooo:rsid="0156b4c0"/>
    </style:style>
    <style:style style:name="T163" style:family="text">
      <style:text-properties officeooo:rsid="01586532"/>
    </style:style>
    <style:style style:name="T164" style:family="text">
      <style:text-properties officeooo:rsid="015c18c5"/>
    </style:style>
    <style:style style:name="T165" style:family="text">
      <style:text-properties officeooo:rsid="015de6a3"/>
    </style:style>
    <style:style style:name="T166" style:family="text">
      <style:text-properties officeooo:rsid="0162399e"/>
    </style:style>
    <style:style style:name="T167" style:family="text">
      <style:text-properties officeooo:rsid="0163a36c"/>
    </style:style>
    <style:style style:name="T168" style:family="text">
      <style:text-properties officeooo:rsid="01650472"/>
    </style:style>
    <style:style style:name="T169" style:family="text">
      <style:text-properties officeooo:rsid="01662dd1"/>
    </style:style>
    <style:style style:name="T170" style:family="text">
      <style:text-properties officeooo:rsid="01686fd9"/>
    </style:style>
    <style:style style:name="T171" style:family="text">
      <style:text-properties officeooo:rsid="0169e7ab"/>
    </style:style>
    <style:style style:name="T172" style:family="text">
      <style:text-properties officeooo:rsid="016b1361"/>
    </style:style>
    <style:style style:name="T173" style:family="text">
      <style:text-properties officeooo:rsid="016ef1d0"/>
    </style:style>
    <style:style style:name="T174" style:family="text">
      <style:text-properties officeooo:rsid="0170ade5"/>
    </style:style>
    <style:style style:name="T175" style:family="text">
      <style:text-properties officeooo:rsid="017183ee"/>
    </style:style>
    <style:style style:name="T176" style:family="text">
      <style:text-properties officeooo:rsid="01756455"/>
    </style:style>
    <style:style style:name="T177" style:family="text">
      <style:text-properties officeooo:rsid="017646a1"/>
    </style:style>
    <style:style style:name="T178" style:family="text">
      <style:text-properties officeooo:rsid="0176a94e"/>
    </style:style>
    <style:style style:name="T179" style:family="text">
      <style:text-properties officeooo:rsid="01780b6b"/>
    </style:style>
    <style:style style:name="T180" style:family="text">
      <style:text-properties officeooo:rsid="0179ed18"/>
    </style:style>
    <style:style style:name="T181" style:family="text">
      <style:text-properties officeooo:rsid="017b1bd5"/>
    </style:style>
    <style:style style:name="T182" style:family="text">
      <style:text-properties officeooo:rsid="017bafd3"/>
    </style:style>
    <style:style style:name="T183" style:family="text">
      <style:text-properties officeooo:rsid="017d90ca"/>
    </style:style>
    <style:style style:name="T184" style:family="text">
      <style:text-properties officeooo:rsid="017d9689"/>
    </style:style>
    <style:style style:name="T185" style:family="text">
      <style:text-properties officeooo:rsid="017f0d96"/>
    </style:style>
    <style:style style:name="T186" style:family="text">
      <style:text-properties officeooo:rsid="017fd97c"/>
    </style:style>
    <style:style style:name="T187" style:family="text">
      <style:text-properties officeooo:rsid="01807974"/>
    </style:style>
    <style:style style:name="T188" style:family="text">
      <style:text-properties officeooo:rsid="018329a9"/>
    </style:style>
    <style:style style:name="T189" style:family="text">
      <style:text-properties officeooo:rsid="01836c0c"/>
    </style:style>
    <style:style style:name="T190" style:family="text">
      <style:text-properties officeooo:rsid="0184088a"/>
    </style:style>
    <style:style style:name="T191" style:family="text">
      <style:text-properties officeooo:rsid="01842e80"/>
    </style:style>
    <style:style style:name="T192" style:family="text">
      <style:text-properties officeooo:rsid="01843fd5"/>
    </style:style>
    <style:style style:name="T193" style:family="text">
      <style:text-properties officeooo:rsid="018568bc"/>
    </style:style>
    <style:style style:name="T194" style:family="text">
      <style:text-properties officeooo:rsid="01866d61"/>
    </style:style>
    <style:style style:name="T195" style:family="text">
      <style:text-properties officeooo:rsid="01874137"/>
    </style:style>
    <style:style style:name="T196" style:family="text">
      <style:text-properties officeooo:rsid="0188e016"/>
    </style:style>
    <style:style style:name="T197" style:family="text">
      <style:text-properties officeooo:rsid="018a87c6"/>
    </style:style>
    <style:style style:name="T198" style:family="text">
      <style:text-properties officeooo:rsid="018acf72"/>
    </style:style>
    <style:style style:name="T199" style:family="text">
      <style:text-properties officeooo:rsid="018c729b"/>
    </style:style>
    <style:style style:name="T200" style:family="text">
      <style:text-properties officeooo:rsid="018d8ac6"/>
    </style:style>
    <style:style style:name="T201" style:family="text">
      <style:text-properties officeooo:rsid="018f1421"/>
    </style:style>
    <style:style style:name="T202" style:family="text">
      <style:text-properties officeooo:rsid="019095f3"/>
    </style:style>
    <style:style style:name="T203" style:family="text">
      <style:text-properties officeooo:rsid="0190a6d2"/>
    </style:style>
    <style:style style:name="T204" style:family="text">
      <style:text-properties officeooo:rsid="01929375"/>
    </style:style>
    <style:style style:name="T205" style:family="text">
      <style:text-properties officeooo:rsid="0192f40c"/>
    </style:style>
    <style:style style:name="T206" style:family="text">
      <style:text-properties officeooo:rsid="0194c088"/>
    </style:style>
    <style:style style:name="T207" style:family="text">
      <style:text-properties officeooo:rsid="019782d2"/>
    </style:style>
    <style:style style:name="T208" style:family="text">
      <style:text-properties officeooo:rsid="01984af3"/>
    </style:style>
    <style:style style:name="T209" style:family="text">
      <style:text-properties officeooo:rsid="01997b3c"/>
    </style:style>
    <style:style style:name="T210" style:family="text">
      <style:text-properties officeooo:rsid="0199dbb8"/>
    </style:style>
    <style:style style:name="T211" style:family="text">
      <style:text-properties officeooo:rsid="019b5caa"/>
    </style:style>
    <style:style style:name="T212" style:family="text">
      <style:text-properties officeooo:rsid="019f2323"/>
    </style:style>
    <style:style style:name="T213" style:family="text">
      <style:text-properties officeooo:rsid="01a08a2a"/>
    </style:style>
    <style:style style:name="T214" style:family="text">
      <style:text-properties officeooo:rsid="01a12e45"/>
    </style:style>
    <style:style style:name="T215" style:family="text">
      <style:text-properties officeooo:rsid="01a316d5"/>
    </style:style>
    <style:style style:name="T216" style:family="text">
      <style:text-properties officeooo:rsid="01a6804b"/>
    </style:style>
    <style:style style:name="T217" style:family="text">
      <style:text-properties officeooo:rsid="01a93581"/>
    </style:style>
    <style:style style:name="T218" style:family="text">
      <style:text-properties officeooo:rsid="01ab0a1b"/>
    </style:style>
    <style:style style:name="T219" style:family="text">
      <style:text-properties officeooo:rsid="01ab7367"/>
    </style:style>
    <style:style style:name="T220" style:family="text">
      <style:text-properties officeooo:rsid="01ad3cc8"/>
    </style:style>
    <style:style style:name="T221" style:family="text">
      <style:text-properties officeooo:rsid="01ad3e86"/>
    </style:style>
    <style:style style:name="T222" style:family="text">
      <style:text-properties officeooo:rsid="01af23f8"/>
    </style:style>
    <style:style style:name="T223" style:family="text">
      <style:text-properties officeooo:rsid="01b04248"/>
    </style:style>
    <style:style style:name="T224" style:family="text">
      <style:text-properties officeooo:rsid="01b1747e"/>
    </style:style>
    <style:style style:name="T225" style:family="text">
      <style:text-properties officeooo:rsid="01b2080e"/>
    </style:style>
    <style:style style:name="T226" style:family="text">
      <style:text-properties officeooo:rsid="01b3b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 page:</text:p>
      <text:p text:style-name="P5">Az adatfeldolgozási témámnak a középpontjában a CAMELS elnevezésű adathalmaz állt, <text:span text:style-name="T3">erről fogok ma beszélni valamilyen terjedelemben.</text:span></text:p>
      <text:p text:style-name="P6"/>
      <text:p text:style-name="P2"><text:span text:style-name="T22">Overview</text:span>:</text:p>
      <text:p text:style-name="P6">- Az előadás tematikája roppant egyszerű</text:p>
      <text:p text:style-name="P6">- <text:span text:style-name="T1">Először bemutatom a </text:span><text:span text:style-name="T2">téma hátteré</text:span><text:span text:style-name="T4">hez szükséges elméleti ismeretek</text:span><text:span text:style-name="T33">et</text:span><text:span text:style-name="T2"> </text:span><text:span text:style-name="T4">(</text:span><text:span text:style-name="T2">nagy vonalakban</text:span><text:span text:style-name="T4">). </text:span><text:span text:style-name="T5">Tekintve, hogy ez egy asztrofizikai/kozmológiai adathalmaz, így </text:span><text:span text:style-name="T8">ezen témakörről</text:span><text:span text:style-name="T6"> </text:span><text:span text:style-name="T9">beszélnék</text:span><text:span text:style-name="T6"> </text:span><text:span text:style-name="T7">mindenképp először pár szót. </text:span><text:span text:style-name="T10">(Csak, hogy értsük miről van szó, </text:span><text:span text:style-name="T11">mi a fizikai motivációja az adathalmaz létrejöttének és a kutatásnak?</text:span><text:span text:style-name="T10">)</text:span></text:p>
      <text:p text:style-name="P6">- <text:span text:style-name="T12">Következőleg elmondanám, hogy ez a CAMELS adathalmaz pontosan mi is, mi van benne, </text:span><text:span text:style-name="T13">miért az van benne, ami?</text:span></text:p>
      <text:p text:style-name="P6">- <text:span text:style-name="T14">Aztán </text:span><text:span text:style-name="T15">beszélnék a technikai részletekről, tehát magáról az adatfeldolgozásról. </text:span><text:span text:style-name="T16">Hogy csináltam? Hogy valósítottam meg? Miért azt csináltam, amit csináltam? </text:span><text:span text:style-name="T17">Mik voltak a nehézségek és problémák, amiket meg kellett oldani? </text:span><text:span text:style-name="T18">(Tehát </text:span><text:span text:style-name="T19">nyilván </text:span><text:span text:style-name="T18">amikkel ti is szembenéztetek, </text:span><text:span text:style-name="T19">csak egészen más témákban.)</text:span></text:p>
      <text:p text:style-name="P6">- <text:span text:style-name="T20">Végül pedig bemutatnám az eredményeimet </text:span><text:span text:style-name="T21">és hogy milyen konklúziókat lehet ebből levonni</text:span></text:p>
      <text:p text:style-name="P6"/>
      <text:p text:style-name="P3">Theoretical background:</text:p>
      <text:p text:style-name="P7">- <text:span text:style-name="T23">A csillagászatban a kozmológiai témájú kutatások </text:span><text:span text:style-name="T24">elég </text:span><text:span text:style-name="T23">szerteágazók </text:span><text:span text:style-name="T25">és rengeteg témakört ölelnek fel. </text:span><text:span text:style-name="T26">A legkülönfélébb </text:span><text:span text:style-name="T28">galaktikus és </text:span><text:span text:style-name="T26">extragalaktikus </text:span><text:span text:style-name="T27">megfigyelésektől elkezdve a gravitációs hullám asztrofizikán át </text:span><text:span text:style-name="T29">az elméleti, </text:span><text:span text:style-name="T30">valami</text:span><text:span text:style-name="T31">n</text:span><text:span text:style-name="T33">t</text:span><text:span text:style-name="T31"> numerikus</text:span><text:span text:style-name="T30"> modellezésig bezárólag és még azon is túl, </text:span><text:span text:style-name="T32">ez egy </text:span><text:span text:style-name="T34">nagyon</text:span><text:span text:style-name="T32"> aktív és színes </text:span><text:span text:style-name="T35">kutatási témakör.</text:span></text:p>
      <text:p text:style-name="P7">- <text:span text:style-name="T36">A fő, végső célja viszont hasonló, mint pl. az ugyanennyire színes részecskefizikának, mégpedig a </text:span><text:span text:style-name="T37">standard modell – egész pontosan itt a kozmológiai standard modell – fejlesztése, pontosítása, </text:span><text:span text:style-name="T39">kiterjesztése olyan dolgokra, amiket le kéne írnia, de nem teszi</text:span><text:span text:style-name="T37">.</text:span></text:p>
      <text:p text:style-name="P7">- <text:span text:style-name="T40">Ugye a részfiz. Standard modell </text:span><text:span text:style-name="T41">célja, hogy leírja a fizikai kölcsönhatásokat, amiket – mint </text:span><text:span text:style-name="T42">ahogy az a fizika számára ma már jól ismert</text:span><text:span text:style-name="T41"> –, részecskék közvetítenek.</text:span></text:p>
      <text:p text:style-name="P7">- <text:span text:style-name="T43">Ehhez megint hasonlóan egy bármilyen kozmológiai standard modell célja az, hogy leírja (és amennyire lehetséges, meg is magyarázza) a kozmikus nagyságrendeken megfigyelhető jelenségeket és hatásokat. </text:span><text:span text:style-name="T44">Tehát úgy ezt az univerzumnak nevezett izét nagy vonalakban, hogy kb. mégis mi ez az egész körülöttünk.</text:span></text:p>
      <text:p text:style-name="P7">- <text:span text:style-name="T38">A ma </text:span><text:span text:style-name="T45">leginkább</text:span><text:span text:style-name="T38"> elfogadott kozmológiai standard modell </text:span><text:span text:style-name="T45">neve </text:span><text:span text:style-name="T38">a LCDM </text:span><text:span text:style-name="T45">mode</text:span><text:span text:style-name="T46">l</text:span><text:span text:style-name="T45">l.</text:span><text:span text:style-name="T38"> </text:span><text:span text:style-name="T46">Ez a név </text:span><text:span text:style-name="T45">a </text:span><text:span text:style-name="T38">Lambda </text:span><text:span text:style-name="T45">betű és</text:span><text:span text:style-name="T38"> Cold Dark Matter </text:span><text:span text:style-name="T45">(hideg sötét anyag) rövidítéséből áll össze</text:span><text:span text:style-name="T38">. </text:span><text:span text:style-name="T47">Zanzásítva ez a modell annyit állít, hogy az univerzum három összetevőből áll:</text:span></text:p>
      <text:p text:style-name="P7"><text:tab/>- <text:span text:style-name="T48">A sötét energia (ezt jelöljük a Lambda paraméterrel és ez van az LCDM nevében is)</text:span></text:p>
      <text:p text:style-name="P7"><text:tab/>- <text:span text:style-name="T48">A sötét anyag (egész pontosan ennek is a hideg sötét anyag verziója)</text:span></text:p>
      <text:p text:style-name="P7"><text:tab/>- <text:span text:style-name="T48">És a normális, barionos anyag.</text:span></text:p>
      <text:p text:style-name="P14"><text:span text:style-name="T71">Az ö</text:span>sszes kozmikus jelenség (pl. az univerzum tágulása, <text:span text:style-name="T49">CMB, </text:span><text:span text:style-name="T50">az univerzum nagyskálás szerkezete, tehát a benne levő anyag eloszlása, stb.) </text:span><text:span text:style-name="T72">pedig</text:span> <text:span text:style-name="T71">ezek</text:span><text:span text:style-name="T50"> </text:span><text:span text:style-name="T72">GR-vel karöltött </text:span><text:span text:style-name="T50">hatásainak, valamint kölcsönhatásainak köszönhető.</text:span></text:p>
      <text:p text:style-name="P7">- <text:span text:style-name="T51">Csak még utoljára, hogy </text:span><text:span text:style-name="T73">újfent </text:span><text:span text:style-name="T51">párhuzamot vonjak, </text:span><text:span text:style-name="T52">a részecskefizik</text:span><text:span text:style-name="T53">ai standard modellnek vannak elég súlyos </text:span><text:span text:style-name="T54">hiányosságai</text:span><text:span text:style-name="T53">. </text:span><text:span text:style-name="T54">Pl. az általunk (jelenleg) ismert 4 fizikai kölcsönhatás közül csak 3 szerepel benne, a negyedik teljes egészében ki van hagyva.</text:span></text:p>
      <text:p text:style-name="P8">- <text:span text:style-name="T55">A LCDM-</text:span><text:span text:style-name="T56">vel pedig szintén elég komoly gondok vannak. </text:span><text:span text:style-name="T57">Úgy is lehet fogalmazni, hogy ez a modell hasonlóan öregedett jól, mint </text:span><text:span text:style-name="T58">egy</text:span><text:span text:style-name="T57"> nyári napon felejtett </text:span><text:span text:style-name="T58">doboz </text:span><text:span text:style-name="T57">tej. Oké ez lehet picit erős. A</text:span><text:span text:style-name="T59">zonban azt be kell lássuk, </text:span><text:span text:style-name="T57">hogy </text:span><text:span text:style-name="T59">a</text:span><text:span text:style-name="T57">z elmúlt </text:span><text:span text:style-name="T59">20-</text:span><text:span text:style-name="T60">30</text:span><text:span text:style-name="T59"> évben, a mérési módszereink és a mérőműszereink pontosság</text:span><text:span text:style-name="T60">ának exponenciális fejlődési sebességével egy iramban </text:span><text:span text:style-name="T59">derült </text:span><text:span text:style-name="T60">ki</text:span><text:span text:style-name="T59">, hogy az LCDM </text:span><text:span text:style-name="T60">a jelenlegi </text:span><text:span text:style-name="T59">formá</text:span><text:span text:style-name="T60">já</text:span><text:span text:style-name="T59">ban szimplán nem alkalmas </text:span><text:span text:style-name="T60">a kozmikus jelenségek, elfogadható pontosságú leírására. Tehát nem alkalmas arra, hogy egy valid, kozmológiai standard modell legyen.</text:span></text:p>
      <text:p text:style-name="P8"><text:soft-page-break/>- <text:span text:style-name="T61">A probléma nyilván, hogy továbbra sincs </text:span><text:span text:style-name="T62">másik </text:span><text:span text:style-name="T61">olyan, </text:span><text:span text:style-name="T65">jobb </text:span><text:span text:style-name="T61">modell, </text:span><text:span text:style-name="T64">ami </text:span><text:span text:style-name="T61">kellően mainstreammé tudott volna válni </text:span><text:span text:style-name="T62">tudományos körökben</text:span><text:span text:style-name="T61">, habár </text:span><text:span text:style-name="T63">azért sorakoznak erre bőven ígéretes jelöltek. </text:span><text:span text:style-name="T74">És az egész kozmológiával foglalkozó tudományos világ </text:span><text:span text:style-name="T75">ennek a megoldására van </text:span><text:span text:style-name="T76">kiéleződve</text:span><text:span text:style-name="T75">.</text:span></text:p>
      <text:p text:style-name="P8">- <text:span text:style-name="T66">Na most ennek az egész problémakörnek a felderítése és a felmerülő problémák megoldása </text:span><text:span text:style-name="T67">szintén, nagyon szerteágazó </text:span><text:span text:style-name="T68">tudományterület</text:span><text:span text:style-name="T67">. </text:span><text:span text:style-name="T69">Mindent meg kell vizsgálni, amit lehetséges, legyen az akár elmélet, akár szimuláció, akár mérés, </text:span><text:span text:style-name="T70">bármi</text:span><text:span text:style-name="T69">.</text:span></text:p>
      <text:p text:style-name="P9">- <text:span text:style-name="T77">A legtipikusabb problémák a LCDM esetén azok a „parameter tension”-ök.</text:span></text:p>
      <text:p text:style-name="P9">- <text:span text:style-name="T88">A kozmológiai modellek</text:span><text:span text:style-name="T79"> kontextusban </text:span><text:span text:style-name="T88">minden esetben emlegetett </text:span><text:span text:style-name="T79">„</text:span><text:span text:style-name="T78">paraméter” </text:span><text:span text:style-name="T79">szó az</text:span><text:span text:style-name="T78"> </text:span><text:span text:style-name="T79">különféle mérhető, származtatható, becsülhető mennyiségeket jelöl (pl. a látható anyag sűrűsége, </text:span><text:span text:style-name="T80">vagy az anyageloszlás fluktuációinak amplitúdója, stb.</text:span><text:span text:style-name="T79">). </text:span><text:span text:style-name="T80">Egy </text:span><text:span text:style-name="T88">kozmológiai</text:span><text:span text:style-name="T80"> modell pedig </text:span><text:span text:style-name="T89">ezeknek</text:span><text:span text:style-name="T80"> valamilyen részhalmazát várja bemenetként, amikből egyértelműen tud egy teljes, </text:span><text:span text:style-name="T90">koherens</text:span><text:span text:style-name="T80"> kozmológiát definiálni. </text:span><text:span text:style-name="T91">Ezért „paraméterek”, hisz ezek a modellnek a paraméterei nyilvánvalóan.</text:span></text:p>
      <text:p text:style-name="P9">- <text:span text:style-name="T81">Na most a „parameter tension” több dolgot takarhat, </text:span><text:span text:style-name="T82">de maradjunk az ismert eseteknél. </text:span><text:span text:style-name="T83">Képzeljünk el, hogy van két fajta méréstípus, amikben mondjuk a Hubble paramétert, a H0-at szeretnénk megmérni. Az egyik méréstípus esetén direktben meg tudjuk ezt mérni, míg a másik esetén megmérünk valami</text:span><text:span text:style-name="T84">t</text:span><text:span text:style-name="T83">, majd a LCDM modell segítségével kiszámoljuk </text:span><text:span text:style-name="T85">a H0-at ezen valami alapján. A probléma, hogy a direkt</text:span><text:span text:style-name="T86">ben történt mérés messze hibahatáron kívül nem azt adja eredményül, mint az LCDM-ből kiszámolt érték. Ez egy </text:span><text:span text:style-name="T87">példa egy </text:span><text:span text:style-name="T86">tension</text:span><text:span text:style-name="T87">re</text:span><text:span text:style-name="T86">, ami arra utal egyértelműen, hogy a modell nem jó.</text:span></text:p>
      <text:p text:style-name="P9">- <text:span text:style-name="T92">Más, fontosabb paraméterek is szenvednek hasonló problémáktól, sok sebből vérzik ez a LCDM. </text:span><text:span text:style-name="T93">A CAMELS adatsor segítségével én ebben a projektben az Omega_m (normális anyag sűrűsége) és a sigma_8 (</text:span><text:span text:style-name="T94">az </text:span><text:span text:style-name="T95">anyagsűrűség fluktuációinak</text:span><text:span text:style-name="T94"> </text:span><text:span text:style-name="T95">nagyságát</text:span><text:span text:style-name="T94"> </text:span><text:span text:style-name="T96">je</text:span><text:span text:style-name="T97">l</text:span><text:span text:style-name="T96">ölő</text:span><text:span text:style-name="T94"> paraméter</text:span><text:span text:style-name="T93">) </text:span><text:span text:style-name="T154">paramétereket vizsgáltam</text:span><text:span text:style-name="T93">.</text:span></text:p>
      <text:p text:style-name="P10">- <text:span text:style-name="T98">Egyik lehetséges megoldás a kozmológiai paraméterek vizsgálatára – </text:span><text:span text:style-name="T106">a </text:span><text:span text:style-name="T98">mérések és elméleti számítások mellett – szimulációk alkalmazása és azok kiértékelése. </text:span><text:span text:style-name="T99">Ezek azért fontos eszközök a témában, mert szimulálni olyan kozmológiai modell</text:span><text:span text:style-name="T100">t</text:span><text:span text:style-name="T99"> szimulálunk, amilyet </text:span><text:span text:style-name="T100">csak akarunk és annyifélét, amennyi</text:span><text:span text:style-name="T101">t </text:span><text:span text:style-name="T107">csak </text:span><text:span text:style-name="T101">nem szégyellünk. Vagy legalábbis amennyire tárhelyünk és számítási kapacitásunk van. </text:span><text:span text:style-name="T102">Emellett szimulációk segítségével – </text:span><text:span text:style-name="T103">a megfigyelésekkel szemben – </text:span><text:span text:style-name="T104">különféle </text:span><text:span text:style-name="T103">kozmológiák statisztikus sokaságát tudjuk megvizsgálni, </text:span><text:span text:style-name="T104">amik így egy </text:span><text:span text:style-name="T105">tudományos szempontból roppant értékes, új szemszögből nyújtanak betekintést számunkra a témába.</text:span></text:p>
      <text:p text:style-name="P9"/>
      <text:p text:style-name="P4">Description of CAMELS:</text:p>
      <text:p text:style-name="P12">- <text:span text:style-name="T108">Ez a CAMELS adatsor amivel dolgoztam pedig pontosan </text:span><text:span text:style-name="T110">ezt</text:span><text:span text:style-name="T109">,</text:span><text:span text:style-name="T108"> kozmológiai szimulációk </text:span><text:span text:style-name="T110">egy </text:span><text:span text:style-name="T109">nagy gyűjteményét</text:span><text:span text:style-name="T108"> tartalmaz</text:span><text:span text:style-name="T109">za. </text:span><text:span text:style-name="T111">Egész pontosan összesen 4000 valamennyit.</text:span></text:p>
      <text:p text:style-name="P12"><text:span text:style-name="T147">- Ez az adatsor pedig ténylegesen statisztikai / machine learning módszerekkel történő vizsgálatra lett készítve, ahogy a CAMELS betűszó feloldása is mutatja.</text:span></text:p>
      <text:p text:style-name="P11">- <text:span text:style-name="T112">Kozmológiai szimulációk</text:span><text:span text:style-name="T115">ból sokfélét és azokat is</text:span><text:span text:style-name="T112"> sokféleképpen lehet </text:span><text:span text:style-name="T113">készíteni. </text:span><text:span text:style-name="T116">Ezekbe </text:span><text:span text:style-name="T114">most nem is fogok belemenni, csak nagyon nagy vonalakban.</text:span></text:p>
      <text:p text:style-name="P11">- <text:span text:style-name="T117">Kozmológiai szimulációkban mindig </text:span><text:span text:style-name="T119">valamilyen</text:span><text:span text:style-name="T117"> </text:span><text:span text:style-name="T118">részecskehalmazt szimulálunk. </text:span><text:span text:style-name="T120">Ezek </text:span><text:span text:style-name="T121">vagy tényleg</text:span><text:span text:style-name="T138">es</text:span><text:span text:style-name="T121"> tömegpontokat reprezentálnak </text:span><text:span text:style-name="T139">és ekkor</text:span><text:span text:style-name="T121"> N-test szimulációk</text:span><text:span text:style-name="T139">ról beszélünk</text:span><text:span text:style-name="T121">, vagy hidrodinamikai térfogatokat/részecskéket a hidrodinamikai szimulációk esetén.</text:span></text:p>
      <text:p text:style-name="P11">- <text:span text:style-name="T122">A legelterjedtebb módszer ha a szimuláció egy periodikus oldal</text:span><text:span text:style-name="T140">falú</text:span><text:span text:style-name="T122"> kockában történik </text:span><text:span text:style-name="T141">és konvenció szerint </text:span><text:span text:style-name="T155">ilyenkor</text:span><text:span text:style-name="T141"> valamilyen köbszámnyi</text:span><text:span text:style-name="T123"> darab részecskét helyezünk bele.</text:span></text:p>
      <text:p text:style-name="P11">- <text:span text:style-name="T124">A kiinduló állapot </text:span><text:span text:style-name="T142">mindig </text:span><text:span text:style-name="T124">a részecskék valamilyen közel homogén eloszlása, ami a szimuláció során </text:span><text:span text:style-name="T143">összeomlik és </text:span><text:span text:style-name="T125">az univerzum nagyskálás szerkezeté</text:span><text:span text:style-name="T127">re hasonlító</text:span><text:span text:style-name="T125"> formát vesz fel. </text:span><text:span text:style-name="T126">Pl., mint amilyeneket itt is láthattok </text:span><text:span text:style-name="T128">a képen pár helyen</text:span><text:span text:style-name="T126">. </text:span><text:span text:style-name="T144">(Szálas szerkezet.)</text:span></text:p>
      <text:p text:style-name="P11">- <text:span text:style-name="T129">A részecskék konkrét pozícióján </text:span><text:span text:style-name="T130">és sebességén</text:span><text:span text:style-name="T129"> kívül, </text:span><text:span text:style-name="T134">a </text:span><text:span text:style-name="T129">szimuláció típus</text:span><text:span text:style-name="T135">á</text:span><text:span text:style-name="T129">tól függően, egyéb mennyiségeket is ki lehet minden lépésben számolni, pl. </text:span><text:span text:style-name="T131">a</text:span><text:span text:style-name="T129"> sűrűség</text:span><text:span text:style-name="T131">et</text:span><text:span text:style-name="T129">, </text:span><text:span text:style-name="T130">hőmérséklet, </text:span><text:span text:style-name="T132">vastartalmat, </text:span><text:span text:style-name="T133">mágnesezettséget, stb. </text:span><text:span text:style-name="T136">A részecskék maguk is külön-külön reprezentálhatnak sötét anyagot, csillagokat, gázt, stb. </text:span><text:span text:style-name="T137">Rengeteg lehetőségünk van.</text:span></text:p>
      <text:p text:style-name="P11">- <text:span text:style-name="T145">A CAMELS adatsor </text:span><text:span text:style-name="T146">habár 4000 szimulációt tartalmaz összesen, de összesen csak </text:span><text:span text:style-name="T148">2,000 olyan </text:span><text:span text:style-name="T150">van ezek közül</text:span><text:span text:style-name="T148">, amiben </text:span><text:span text:style-name="T151">ilyen sok</text:span><text:span text:style-name="T149"> különböző </text:span><text:span text:style-name="T151">mennyiség </text:span><text:span text:style-name="T152">is szerepel minden szimulációhoz. </text:span><text:span text:style-name="T153">Ez a 2,000 db 1,000-1,000 db hidrodinamikai és magnetohidrodinamikai szimulációból tevődik össze.</text:span></text:p>
      <text:p text:style-name="P11"><text:soft-page-break/>- <text:span text:style-name="T156">A szimulációk 3D-sek, azonban meg</text:span><text:span text:style-name="T157">tehetjük azt a trükköt, hogy </text:span><text:span text:style-name="T158">feldaraboljuk egy tengely mentén őket szeletekre, </text:span><text:span text:style-name="T159">majd ezeket a vékony szeleteket </text:span><text:span text:style-name="T160">összelapítjuk </text:span><text:span text:style-name="T161">és egy-egy 2D képet készítünk róluk.</text:span></text:p>
      <text:p text:style-name="P11">- <text:span text:style-name="T162">A CAMELS esetén is ez történt. A 2,000 szimuláció mindegyik</text:span><text:span text:style-name="T163">e 15-15 szeletre van vágva </text:span><text:span text:style-name="T164">és ezekből </text:span><text:span text:style-name="T165">vannak 2D képek készítve.</text:span></text:p>
      <text:p text:style-name="P11">- <text:span text:style-name="T166">Minden egyes szimulációhoz hozzá van rendelve 6 db paraméter a cél pedig, hogy ezekből a 2D képekből </text:span><text:span text:style-name="T167">próbáljuk </text:span><text:span text:style-name="T168">azokat megtanulni </text:span><text:span text:style-name="T169">valamilyen machine learning módszer segítségével</text:span><text:span text:style-name="T168">.</text:span></text:p>
      <text:p text:style-name="P11"/>
      <text:p text:style-name="P4">Technical details:</text:p>
      <text:p text:style-name="P13">- <text:span text:style-name="T170">Na én mit csináltam? Tulajdonképpen én a</text:span><text:span text:style-name="T171">z adathalmaz készítő</text:span><text:span text:style-name="T175">i</text:span><text:span text:style-name="T171">nek </text:span><text:span text:style-name="T175">egyik</text:span><text:span text:style-name="T171"> cikkét szerettem volna </text:span><text:span text:style-name="T172">reprodukálni, </text:span><text:span text:style-name="T176">ami a fent már említett problémát járja körül</text:span><text:span text:style-name="T172">.</text:span></text:p>
      <text:p text:style-name="P13"><text:span text:style-name="T173">- Ők egy </text:span><text:span text:style-name="T174">abszolút egyszerű, szokványos formájú, konvolúciós neurális hálót </text:span><text:span text:style-name="T177">használtak, hogy megbecsüljék az Omega_m és sigma_8 paraméterek értékét, valamint </text:span><text:span text:style-name="T178">4 másik paramétert is.</text:span></text:p>
      <text:p text:style-name="P13">- <text:span text:style-name="T179">Ez a 4 másik paraméter bizonyos asztrofizikai effektusokból származó </text:span><text:span text:style-name="T180">zajokat jelölnek. A cél az lenne, hogy a modell tanulja meg az Omega_m és sigma_8 értékeket és közben szűrje ki teljesen a különféle zajok hatását. </text:span><text:span text:style-name="T181">Erről szólt ez az említett cikk és ezt próbáltam én is az alapján elérni.</text:span></text:p>
      <text:p text:style-name="P13">- <text:span text:style-name="T182">Ez a kis </text:span><text:span text:style-name="T183">vizualizáció </text:span><text:span text:style-name="T184">a cikkben és így általam is alkalmazott neurális háló </text:span><text:span text:style-name="T185">architektúráját mutatja.</text:span></text:p>
      <text:p text:style-name="P13">- <text:span text:style-name="T186">Ennek a bemenete ezek az említett 2D képek (amik egyébként 256x256 pixel nagyságúak), </text:span><text:span text:style-name="T187">a modell kimenete pedig </text:span><text:span text:style-name="T188">egy 12 elemű vektor</text:span><text:span text:style-name="T187">. Indexek szerint haladva az első hat darab a 2 kozmológiai + a 4 zajt jelölő paraméternek az értéke, míg a következő hat darab pedig az ezekhez tartozó hib</text:span><text:span text:style-name="T188">ák.</text:span></text:p>
      <text:p text:style-name="P13">- <text:span text:style-name="T189">Ahhoz, hogy a modell tényleg ezeket az értékeket tanulja meg, két darab loss függvényt használtak a cikkben. Az első </text:span><text:span text:style-name="T190">loss függvény a </text:span><text:span text:style-name="T191">hat becsült paraméter és a valódi paraméterek </text:span><text:span text:style-name="T192">átlagtól való négyzetes eltérését minimalizálta, míg a második pedig </text:span><text:span text:style-name="T193">magát a hibát próbálta minimalizálni. A tényleges loss </text:span><text:span text:style-name="T194">pedig abból állt elő, hogy vettük ezen kettő </text:span><text:span text:style-name="T195">loss vektor elemeinek logaritmusát, majd a két vektor összegét és végül az értékek átlagát.</text:span></text:p>
      <text:p text:style-name="P13">- <text:span text:style-name="T196">Az egész projektet kétszer csináltam meg, </text:span><text:span text:style-name="T197">azonban végül Pytorchban született meg a működőképes verzió</text:span><text:span text:style-name="T196">. </text:span><text:span text:style-name="T198">Ennek a fő oka, hogy a sokkal inkább elterjedt és kényelmesebb használatú Tensorflow mostanában nagyon fura dolgokat művel, </text:span><text:span text:style-name="T199">rettenetesen frusztráló a használata </text:span><text:span text:style-name="T200">és őszintén eléggé elment a kedvem tőle.</text:span></text:p>
      <text:p text:style-name="P13">- <text:span text:style-name="T201">A másik ok, hogy Pytorchban volt a </text:span><text:span text:style-name="T202">cikkben ismer</text:span><text:span text:style-name="T203">t</text:span><text:span text:style-name="T202">etett modellhez egy </text:span><text:span text:style-name="T203">implementáció, szóval azon sokat már nem kellett dolgozni.</text:span></text:p>
      <text:p text:style-name="P13">- <text:span text:style-name="T204">Nagyobb probléma volt, hogy </text:span><text:span text:style-name="T205">a Pytorch viszont sokkal kényesebb, mint amilyen a Tensorflow (egész pontosan amilyen a Tensorflow VOLT). </text:span><text:span text:style-name="T206">A Pytorchnak </text:span><text:span text:style-name="T207">nagyon specifikus formában kell beadni az adatokat és tanítani a benne létrehozott modelleket, amikhez </text:span><text:span text:style-name="T208">megadott lépéssorozat implementálása szükséges. </text:span><text:span text:style-name="T209">Emiatt jóval több adatfeldolgozást igényelt, mint sem </text:span><text:span text:style-name="T210">Tensorflow esetében</text:span><text:span text:style-name="T209">, </text:span><text:span text:style-name="T211">ahol annyi az egész, </text:span><text:span text:style-name="T209">hogy </text:span><text:span text:style-name="T210">piff adatok skálázása, majd bumm bele a modellbe és kész.</text:span></text:p>
      <text:p text:style-name="P11"/>
      <text:p text:style-name="P4">Results:</text:p>
      <text:p text:style-name="P11">- <text:span text:style-name="T212">Végül pedig az eredményeket mutatnám </text:span><text:span text:style-name="T213">be</text:span><text:span text:style-name="T212">. </text:span><text:span text:style-name="T213">A 2,000 szimuláció egyik fel</text:span><text:span text:style-name="T214">ében minden szimuláció-szelet</text:span><text:span text:style-name="T213"> 12, a másik </text:span><text:span text:style-name="T214">felében levők </text:span><text:span text:style-name="T213">pedig 13 különböző mennyiség</text:span><text:span text:style-name="T214">et megjelenítő képet tartalmaztak. </text:span><text:span text:style-name="T215">A különbség annyi volt, hogy az MHD szimulációk tartalmazták a mágne</text:span><text:span text:style-name="T216">s</text:span><text:span text:style-name="T215">es </text:span><text:span text:style-name="T220">tér</text:span><text:span text:style-name="T215"> adatait i</text:span><text:span text:style-name="T216">s</text:span><text:span text:style-name="T215">.</text:span></text:p>
      <text:p text:style-name="P11">- <text:span text:style-name="T217">Én ezek mindegyikére futtattam 1-1 </text:span><text:span text:style-name="T218">tanítást és erre az ábrára tettem fel </text:span><text:span text:style-name="T219">egy példaeredményt. </text:span><text:span text:style-name="T220">Ez egy jobb eredmény, amit a sima hidrodinamikai szimulációk sötét anyag sűrűség</text:span><text:span text:style-name="T221">et ábrázoló </text:span><text:span text:style-name="T222">képei</text:span><text:span text:style-name="T220"> alapján készítettem.</text:span></text:p>
      <text:p text:style-name="P11">- <text:span text:style-name="T223">De itt van pl. egy rosszabb eredmény, </text:span><text:span text:style-name="T224">ez a magnézium és vas arányát mutató </text:span><text:span text:style-name="T225">képek </text:span><text:span text:style-name="T226">alapján készült, szintén a tisztán hidrodinamikai szimulációk felhasználásáv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2-04-25T01:30:27.682655455</dc:date>
    <meta:editing-duration>PT10H41M49S</meta:editing-duration>
    <meta:editing-cycles>339</meta:editing-cycles>
    <meta:document-statistic meta:table-count="0" meta:image-count="0" meta:object-count="0" meta:page-count="3" meta:paragraph-count="53" meta:word-count="1608" meta:character-count="11354" meta:non-whitespace-character-count="9789"/>
  </office:meta>
</office:document-meta>
</file>